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2.921cm" svg:x="10.644cm" svg:y="11.914cm">
          <text:p text:style-name="P1">Splitt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56cm" svg:height="2.921cm" svg:x="16.646cm" svg:y="11.916cm"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089cm" svg:y1="13.311cm" svg:x2="16.613cm" svg:y2="13.311cm">
          <text:p/>
        </draw:line>
        <draw:custom-shape draw:style-name="gr1" draw:text-style-name="P1" draw:layer="layout" svg:width="4.445cm" svg:height="2.921cm" svg:x="4.646cm" svg:y="6.916cm">
          <text:p text:style-name="P1">Router /</text:p>
          <text:p text:style-name="P1">Mode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2.921cm" svg:x="4.648cm" svg:y="16.918cm">
          <text:p text:style-name="P1">NTBA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529cm" svg:y1="3.024cm" svg:x2="17.529cm" svg:y2="24.614cm">
          <text:p/>
        </draw:line>
        <draw:line draw:style-name="gr2" draw:text-style-name="P1" draw:layer="layout" svg:x1="9.12cm" svg:y1="8.231cm" svg:x2="12.93cm" svg:y2="8.231cm">
          <text:p/>
        </draw:line>
        <draw:line draw:style-name="gr2" draw:text-style-name="P1" draw:layer="layout" svg:x1="9.121cm" svg:y1="18.232cm" svg:x2="12.931cm" svg:y2="18.232cm">
          <text:p/>
        </draw:line>
        <draw:line draw:style-name="gr2" draw:text-style-name="P1" draw:layer="layout" svg:x1="12.984cm" svg:y1="11.914cm" svg:x2="12.984cm" svg:y2="8.231cm">
          <text:p/>
        </draw:line>
        <draw:line draw:style-name="gr2" draw:text-style-name="P1" draw:layer="layout" svg:x1="12.985cm" svg:y1="18.264cm" svg:x2="12.985cm" svg:y2="14.833cm">
          <text:p/>
        </draw:line>
        <draw:line draw:style-name="gr2" draw:text-style-name="P1" draw:layer="layout" svg:x1="2.77cm" svg:y1="8.232cm" svg:x2="4.631cm" svg:y2="8.232cm">
          <text:p/>
        </draw:line>
        <draw:line draw:style-name="gr2" draw:text-style-name="P1" draw:layer="layout" svg:x1="2.772cm" svg:y1="18.233cm" svg:x2="4.633cm" svg:y2="18.233cm">
          <text:p/>
        </draw:line>
        <draw:line draw:style-name="gr2" draw:text-style-name="P1" draw:layer="layout" svg:x1="17.502cm" svg:y1="3.659cm" svg:x2="18.137cm" svg:y2="3.024cm">
          <text:p/>
        </draw:line>
        <draw:line draw:style-name="gr2" draw:text-style-name="P1" draw:layer="layout" svg:x1="17.504cm" svg:y1="4.661cm" svg:x2="18.139cm" svg:y2="4.026cm">
          <text:p/>
        </draw:line>
        <draw:line draw:style-name="gr2" draw:text-style-name="P1" draw:layer="layout" svg:x1="17.506cm" svg:y1="5.663cm" svg:x2="18.141cm" svg:y2="5.028cm">
          <text:p/>
        </draw:line>
        <draw:line draw:style-name="gr2" draw:text-style-name="P1" draw:layer="layout" svg:x1="17.508cm" svg:y1="6.665cm" svg:x2="18.143cm" svg:y2="6.03cm">
          <text:p/>
        </draw:line>
        <draw:line draw:style-name="gr2" draw:text-style-name="P1" draw:layer="layout" svg:x1="17.51cm" svg:y1="7.667cm" svg:x2="18.145cm" svg:y2="7.032cm">
          <text:p/>
        </draw:line>
        <draw:line draw:style-name="gr2" draw:text-style-name="P1" draw:layer="layout" svg:x1="17.512cm" svg:y1="8.669cm" svg:x2="18.147cm" svg:y2="8.034cm">
          <text:p/>
        </draw:line>
        <draw:line draw:style-name="gr2" draw:text-style-name="P1" draw:layer="layout" svg:x1="17.514cm" svg:y1="9.671cm" svg:x2="18.149cm" svg:y2="9.036cm">
          <text:p/>
        </draw:line>
        <draw:line draw:style-name="gr3" draw:text-style-name="P1" draw:layer="layout" svg:x1="17.516cm" svg:y1="10.673cm" svg:x2="18.151cm" svg:y2="10.038cm">
          <text:p/>
        </draw:line>
        <draw:line draw:style-name="gr2" draw:text-style-name="P1" draw:layer="layout" svg:x1="17.504cm" svg:y1="11.661cm" svg:x2="18.139cm" svg:y2="11.026cm">
          <text:p/>
        </draw:line>
        <draw:line draw:style-name="gr2" draw:text-style-name="P1" draw:layer="layout" svg:x1="17.506cm" svg:y1="12.663cm" svg:x2="18.141cm" svg:y2="12.028cm">
          <text:p/>
        </draw:line>
        <draw:line draw:style-name="gr2" draw:text-style-name="P1" draw:layer="layout" svg:x1="17.508cm" svg:y1="13.665cm" svg:x2="18.143cm" svg:y2="13.03cm">
          <text:p/>
        </draw:line>
        <draw:line draw:style-name="gr2" draw:text-style-name="P1" draw:layer="layout" svg:x1="17.51cm" svg:y1="14.667cm" svg:x2="18.145cm" svg:y2="14.032cm">
          <text:p/>
        </draw:line>
        <draw:line draw:style-name="gr2" draw:text-style-name="P1" draw:layer="layout" svg:x1="17.512cm" svg:y1="15.669cm" svg:x2="18.147cm" svg:y2="15.034cm">
          <text:p/>
        </draw:line>
        <draw:line draw:style-name="gr2" draw:text-style-name="P1" draw:layer="layout" svg:x1="17.514cm" svg:y1="16.671cm" svg:x2="18.149cm" svg:y2="16.036cm">
          <text:p/>
        </draw:line>
        <draw:line draw:style-name="gr2" draw:text-style-name="P1" draw:layer="layout" svg:x1="17.516cm" svg:y1="17.673cm" svg:x2="18.151cm" svg:y2="17.038cm">
          <text:p/>
        </draw:line>
        <draw:line draw:style-name="gr3" draw:text-style-name="P1" draw:layer="layout" svg:x1="17.518cm" svg:y1="18.675cm" svg:x2="18.153cm" svg:y2="18.04cm">
          <text:p/>
        </draw:line>
        <draw:line draw:style-name="gr2" draw:text-style-name="P1" draw:layer="layout" svg:x1="17.506cm" svg:y1="19.663cm" svg:x2="18.141cm" svg:y2="19.028cm">
          <text:p/>
        </draw:line>
        <draw:line draw:style-name="gr2" draw:text-style-name="P1" draw:layer="layout" svg:x1="17.508cm" svg:y1="20.665cm" svg:x2="18.143cm" svg:y2="20.03cm">
          <text:p/>
        </draw:line>
        <draw:line draw:style-name="gr2" draw:text-style-name="P1" draw:layer="layout" svg:x1="17.51cm" svg:y1="21.667cm" svg:x2="18.145cm" svg:y2="21.032cm">
          <text:p/>
        </draw:line>
        <draw:line draw:style-name="gr2" draw:text-style-name="P1" draw:layer="layout" svg:x1="17.512cm" svg:y1="22.669cm" svg:x2="18.147cm" svg:y2="22.034cm">
          <text:p/>
        </draw:line>
        <draw:line draw:style-name="gr2" draw:text-style-name="P1" draw:layer="layout" svg:x1="17.514cm" svg:y1="23.671cm" svg:x2="18.149cm" svg:y2="23.036cm">
          <text:p/>
        </draw:line>
        <draw:line draw:style-name="gr2" draw:text-style-name="P1" draw:layer="layout" svg:x1="17.516cm" svg:y1="24.673cm" svg:x2="18.151cm" svg:y2="24.038cm">
          <text:p/>
        </draw:line>
        <draw:line draw:style-name="gr2" draw:text-style-name="P1" draw:layer="layout" svg:x1="17.49cm" svg:y1="13.312cm" svg:x2="19.014cm" svg:y2="13.312cm">
          <text:p/>
        </draw:line>
        <draw:frame draw:style-name="gr4" draw:text-style-name="P2" draw:layer="layout" svg:width="19cm" svg:height="1.905cm" svg:x="1cm" svg:y="1.5cm">
          <draw:text-box>
            <text:p text:style-name="P2"><text:span text:style-name="T1">DSL-Anschlu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unull </meta:initial-creator>
    <meta:creation-date>2014-09-25T12:32:40.283769541</meta:creation-date>
    <dc:date>2014-09-25T12:42:45.402318805</dc:date>
    <dc:creator>nunull </dc:creator>
    <meta:editing-duration>PT6M18S</meta:editing-duration>
    <meta:editing-cycles>5</meta:editing-cycles>
    <meta:generator>LibreOffice/4.2.3.3$Linux_X86_64 LibreOffice_project/420m0$Build-3</meta:generator>
    <meta:document-statistic meta:object-count="36"/>
  </office:meta>
</office:document-meta>
</file>